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MT" svg:font-family="Arial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MT1" svg:font-family="ArialM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justify" style:justify-single-word="false"/>
      <style:text-properties officeooo:paragraph-rsid="0018012b"/>
    </style:style>
    <style:style style:name="P2" style:family="paragraph" style:parent-style-name="Standard">
      <style:paragraph-properties fo:margin-top="0in" fo:margin-bottom="0in" loext:contextual-spacing="false" fo:line-height="100%"/>
      <style:text-properties officeooo:paragraph-rsid="0018012b"/>
    </style:style>
    <style:style style:name="P3" style:family="paragraph" style:parent-style-name="Standard">
      <style:paragraph-properties fo:margin-top="0in" fo:margin-bottom="0in" loext:contextual-spacing="false" fo:line-height="100%"/>
      <style:text-properties style:font-name="Times New Roman" officeooo:paragraph-rsid="0018012b" style:font-name-complex="Times New Roman1"/>
    </style:style>
    <style:style style:name="P4" style:family="paragraph" style:parent-style-name="Standard">
      <style:paragraph-properties fo:margin-top="0in" fo:margin-bottom="0in" loext:contextual-spacing="false" fo:line-height="100%"/>
      <style:text-properties fo:color="#525659" style:font-name="Times New Roman" fo:font-size="8.5pt" officeooo:paragraph-rsid="0018012b" fo:background-color="#ffffff" style:font-size-asian="8.5pt" style:font-name-complex="Times New Roman1" style:font-size-complex="8.5pt"/>
    </style:style>
    <style:style style:name="P5" style:family="paragraph" style:parent-style-name="Standard" style:master-page-name="Standard">
      <style:paragraph-properties style:page-number="auto"/>
      <style:text-properties style:font-name="ArialMT" fo:font-weight="bold" officeooo:paragraph-rsid="0018012b" style:font-weight-asian="bold" style:font-name-complex="ArialMT1"/>
    </style:style>
    <style:style style:name="P6" style:family="paragraph" style:parent-style-name="Standard">
      <style:paragraph-properties fo:text-align="center" style:justify-single-word="false"/>
      <style:text-properties style:font-name="ArialMT" fo:font-size="20pt" fo:font-weight="bold" officeooo:paragraph-rsid="0018012b" style:font-size-asian="20pt" style:font-weight-asian="bold" style:font-name-complex="ArialMT1" style:font-size-complex="20pt"/>
    </style:style>
    <style:style style:name="P7" style:family="paragraph" style:parent-style-name="Standard">
      <style:paragraph-properties fo:text-align="center" style:justify-single-word="false"/>
      <style:text-properties style:font-name="Times New Roman" fo:font-size="20pt" fo:font-weight="bold" officeooo:paragraph-rsid="0018012b" style:font-size-asian="20pt" style:font-weight-asian="bold" style:font-name-complex="Times New Roman1" style:font-size-complex="20pt"/>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officeooo:paragraph-rsid="0018012b" style:font-name-complex="Times New Roman1"/>
    </style:style>
    <style:style style:name="P9" style:family="paragraph" style:parent-style-name="Standard">
      <style:paragraph-properties fo:margin-top="0in" fo:margin-bottom="0in" loext:contextual-spacing="false" fo:line-height="100%" fo:text-align="justify" style:justify-single-word="false"/>
      <style:text-properties style:font-name="Times New Roman" officeooo:rsid="001e144d" officeooo:paragraph-rsid="0018012b" style:font-name-complex="Times New Roman1"/>
    </style:style>
    <style:style style:name="T1" style:family="text">
      <style:text-properties style:font-name="Times New Roman" style:font-name-complex="Times New Roman1"/>
    </style:style>
    <style:style style:name="T2" style:family="text">
      <style:text-properties style:font-name="Times New Roman" officeooo:rsid="001dd998" style:font-name-complex="Times New Roman1"/>
    </style:style>
    <style:style style:name="T3" style:family="text">
      <style:text-properties style:font-name="Times New Roman" fo:font-weight="bold" style:font-weight-asian="bold" style:font-name-complex="Times New Roman1"/>
    </style:style>
    <style:style style:name="T4" style:family="text">
      <style:text-properties style:font-name="Times New Roman" fo:font-weight="bold" style:font-weight-asian="bold" style:font-name-complex="Times New Roman1"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SCIENTIFIC WRITING COURSE</text:p>
      <text:p text:style-name="P7">2019/2020/II.</text:p>
      <text:p text:style-name="P7"/>
      <text:p text:style-name="P2"><text:span text:style-name="T3">Instructor: </text:span><text:span text:style-name="T1">Roman Andreev Dr.</text:span></text:p>
      <text:p text:style-name="P3"/>
      <text:p text:style-name="P2"><text:span text:style-name="T3">Neptun code</text:span><text:span text:style-name="T1">: </text:span><text:span text:style-name="T4">sciwritu0sm20gm</text:span><text:span text:style-name="T1"> for MSc students, and </text:span><text:span text:style-name="T4">MAT/420</text:span><text:span text:style-name="T1"> for PhD students</text:span></text:p>
      <text:p text:style-name="P4"/>
      <text:p text:style-name="P2"><text:span text:style-name="T3">Date: </text:span><text:span text:style-name="T1">to be </text:span><text:span text:style-name="T2">determined</text:span></text:p>
      <text:p text:style-name="P3"/>
      <text:p text:style-name="P1"><text:span text:style-name="T3">Description: </text:span><text:span text:style-name="T1">If you care about the impact of your work at all, writing in English effectively is a prerequisite skill. Alas, generic advice is cheap when it comes to developing your written expression, whilst practice and constructive feedback are essential. Therefore, this course is primarily intended as a personalized open-end workshop where we will identify and push your own writing goals, whether homework, thesis, papers, figures, slides, code or just making the most of your reader's precious attention. The evaluation will be based on short written exercises (~80%) and participation (~20%).</text:span></text:p>
      <text:p text:style-name="P8"/>
      <text:p text:style-name="P9">For more info, visit http://bit.ly/sci-wri-p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MT" svg:font-family="Arial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MT1" svg:font-family="ArialM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5.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6:26:38.473808914</meta:creation-date>
    <dc:date>2020-02-05T16:30:23.434799508</dc:date>
    <meta:editing-duration>PT3M26S</meta:editing-duration>
    <meta:editing-cycles>2</meta:editing-cycles>
    <meta:generator>LibreOffice/6.0.7.3$Linux_X86_64 LibreOffice_project/00m0$Build-3</meta:generator>
    <meta:document-statistic meta:table-count="0" meta:image-count="0" meta:object-count="0" meta:page-count="1" meta:paragraph-count="7" meta:word-count="119" meta:character-count="815" meta:non-whitespace-character-count="703"/>
  </office:meta>
</office:document-meta>
</file>